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Handler.handleSimpleTag( Tag tag , MutableAttributeSet attributes , int po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HTMLHandler.getLinkHRef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Handler.getAllImageSr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Handler.handleStartTag( Tag tag , MutableAttributeSet attributes , int po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MLHandler.getAHRef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Handler.HTML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MLHandler.getAllLinkHRef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Handler.getImageSr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Handler.getAllAHRef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